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5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6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57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8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9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3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64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5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8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4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75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6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77" style:family="paragraph" style:parent-style-name="Text_20_body">
      <style:text-properties officeooo:paragraph-rsid="026565f3"/>
    </style:style>
    <style:style style:name="P178" style:family="paragraph" style:parent-style-name="Standard">
      <style:paragraph-properties fo:text-align="center" style:justify-single-word="false"/>
    </style:style>
    <style:style style:name="P17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0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81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2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8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89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9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9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9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9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95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96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97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8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9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officeooo:rsid="0277b170" style:font-size-asian="12pt" style:font-size-complex="12pt"/>
    </style:style>
    <style:style style:name="T155" style:family="text">
      <style:text-properties fo:font-size="12pt" officeooo:rsid="0279002f" style:font-size-asian="12pt" style:font-size-complex="12pt"/>
    </style:style>
    <style:style style:name="T156" style:family="text">
      <style:text-properties fo:font-size="12pt" officeooo:rsid="027ab3f3" style:font-size-asian="12pt" style:font-size-complex="12pt"/>
    </style:style>
    <style:style style:name="T157" style:family="text">
      <style:text-properties fo:font-size="12pt" officeooo:rsid="027e014f" style:font-size-asian="12pt" style:font-size-complex="12pt"/>
    </style:style>
    <style:style style:name="T158" style:family="text">
      <style:text-properties fo:font-size="12pt" officeooo:rsid="02812498" style:font-size-asian="12pt" style:font-size-complex="12pt"/>
    </style:style>
    <style:style style:name="T159" style:family="text">
      <style:text-properties fo:font-size="12pt" officeooo:rsid="02827e77" style:font-size-asian="12pt" style:font-size-complex="12pt"/>
    </style:style>
    <style:style style:name="T160" style:family="text">
      <style:text-properties fo:font-size="12pt" officeooo:rsid="028dd194" style:font-size-asian="12pt" style:font-size-complex="12pt"/>
    </style:style>
    <style:style style:name="T161" style:family="text">
      <style:text-properties fo:font-size="12pt" officeooo:rsid="028f9e51" style:font-size-asian="12pt" style:font-size-complex="12pt"/>
    </style:style>
    <style:style style:name="T162" style:family="text">
      <style:text-properties fo:font-size="12pt" officeooo:rsid="0291283e" style:font-size-asian="12pt" style:font-size-complex="12pt"/>
    </style:style>
    <style:style style:name="T163" style:family="text">
      <style:text-properties fo:font-size="12pt" officeooo:rsid="02944360" style:font-size-asian="12pt" style:font-size-complex="12pt"/>
    </style:style>
    <style:style style:name="T164" style:family="text">
      <style:text-properties fo:font-size="12pt" officeooo:rsid="02978bea" style:font-size-asian="12pt" style:font-size-complex="12pt"/>
    </style:style>
    <style:style style:name="T165" style:family="text">
      <style:text-properties fo:font-size="12pt" fo:language="en" fo:country="US" style:font-size-asian="12pt" style:font-size-complex="12pt"/>
    </style:style>
    <style:style style:name="T166" style:family="text">
      <style:text-properties fo:font-size="12pt" fo:language="en" fo:country="US" officeooo:rsid="0002ee08" style:font-size-asian="12pt" style:font-size-complex="12pt"/>
    </style:style>
    <style:style style:name="T167" style:family="text">
      <style:text-properties fo:font-size="12pt" fo:language="en" fo:country="US" officeooo:rsid="00042cf1" style:font-size-asian="12pt" style:font-size-complex="12pt"/>
    </style:style>
    <style:style style:name="T168" style:family="text">
      <style:text-properties fo:font-size="12pt" fo:language="en" fo:country="US" officeooo:rsid="005ec1c8" style:font-size-asian="12pt" style:font-size-complex="12pt"/>
    </style:style>
    <style:style style:name="T169" style:family="text">
      <style:text-properties fo:font-size="12pt" fo:language="en" fo:country="US" officeooo:rsid="005fc28c" style:font-size-asian="12pt" style:font-size-complex="12pt"/>
    </style:style>
    <style:style style:name="T170" style:family="text">
      <style:text-properties fo:font-size="12pt" fo:language="en" fo:country="US" officeooo:rsid="00944ddc" style:font-size-asian="12pt" style:font-size-complex="12pt"/>
    </style:style>
    <style:style style:name="T171" style:family="text">
      <style:text-properties fo:font-size="12pt" fo:language="en" fo:country="US" officeooo:rsid="00eb9d41" style:font-size-asian="12pt" style:font-size-complex="12pt"/>
    </style:style>
    <style:style style:name="T172" style:family="text">
      <style:text-properties fo:font-size="12pt" fo:language="en" fo:country="US" officeooo:rsid="01709361" style:font-size-asian="12pt" style:font-size-complex="12pt"/>
    </style:style>
    <style:style style:name="T173" style:family="text">
      <style:text-properties fo:font-size="12pt" fo:language="en" fo:country="US" officeooo:rsid="017e8f62" style:font-size-asian="12pt" style:font-size-complex="12pt"/>
    </style:style>
    <style:style style:name="T174" style:family="text">
      <style:text-properties fo:font-size="12pt" fo:language="en" fo:country="US" officeooo:rsid="0186c949" style:font-size-asian="12pt" style:font-size-complex="12pt"/>
    </style:style>
    <style:style style:name="T175" style:family="text">
      <style:text-properties fo:font-size="12pt" fo:language="en" fo:country="US" officeooo:rsid="002fbb12" style:font-size-asian="12pt" style:font-size-complex="12pt"/>
    </style:style>
    <style:style style:name="T176" style:family="text">
      <style:text-properties fo:font-size="12pt" fo:language="en" fo:country="US" officeooo:rsid="0061f44e" style:font-size-asian="12pt" style:font-size-complex="12pt"/>
    </style:style>
    <style:style style:name="T177" style:family="text">
      <style:text-properties fo:font-size="12pt" fo:language="en" fo:country="US" officeooo:rsid="006329b4" style:font-size-asian="12pt" style:font-size-complex="12pt"/>
    </style:style>
    <style:style style:name="T178" style:family="text">
      <style:text-properties fo:font-size="12pt" fo:language="en" fo:country="US" officeooo:rsid="0211072c" style:font-size-asian="12pt" style:font-size-complex="12pt"/>
    </style:style>
    <style:style style:name="T179" style:family="text">
      <style:text-properties fo:font-size="12pt" fo:language="en" fo:country="US" officeooo:rsid="0212f843" style:font-size-asian="12pt" style:font-size-complex="12pt"/>
    </style:style>
    <style:style style:name="T180" style:family="text">
      <style:text-properties fo:font-size="12pt" fo:language="en" fo:country="US" officeooo:rsid="0258ffb1" style:font-size-asian="12pt" style:font-size-complex="12pt"/>
    </style:style>
    <style:style style:name="T181" style:family="text">
      <style:text-properties fo:font-size="12pt" fo:language="en" fo:country="US" officeooo:rsid="025ccc5f" style:font-size-asian="12pt" style:font-size-complex="12pt"/>
    </style:style>
    <style:style style:name="T182" style:family="text">
      <style:text-properties fo:font-size="12pt" fo:language="en" fo:country="US" officeooo:rsid="0277b170" style:font-size-asian="12pt" style:font-size-complex="12pt"/>
    </style:style>
    <style:style style:name="T183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4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2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3" style:family="text">
      <style:text-properties fo:font-size="12pt" fo:language="en" fo:country="US" officeooo:rsid="01f739cf" style:font-size-complex="12pt"/>
    </style:style>
    <style:style style:name="T194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5" style:family="text">
      <style:text-properties fo:font-size="12pt" fo:font-weight="bold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1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font-size="12pt" fo:background-color="transparent" loext:char-shading-value="0" style:font-size-asian="12pt" style:font-size-complex="12pt"/>
    </style:style>
    <style:style style:name="T226" style:family="text">
      <style:text-properties fo:font-size="12pt" officeooo:rsid="006af99d" fo:background-color="transparent" loext:char-shading-value="0" style:font-size-asian="12pt" style:font-size-complex="12pt"/>
    </style:style>
    <style:style style:name="T227" style:family="text">
      <style:text-properties fo:font-size="12pt" officeooo:rsid="00719929" fo:background-color="transparent" loext:char-shading-value="0" style:font-size-asian="12pt" style:font-size-complex="12pt"/>
    </style:style>
    <style:style style:name="T228" style:family="text">
      <style:text-properties fo:font-size="12pt" officeooo:rsid="00743973" fo:background-color="transparent" loext:char-shading-value="0" style:font-size-asian="12pt" style:font-size-complex="12pt"/>
    </style:style>
    <style:style style:name="T229" style:family="text">
      <style:text-properties fo:font-size="12pt" officeooo:rsid="00726e87" fo:background-color="transparent" loext:char-shading-value="0" style:font-size-asian="12pt" style:font-size-complex="12pt"/>
    </style:style>
    <style:style style:name="T230" style:family="text">
      <style:text-properties fo:font-size="12pt" officeooo:rsid="007a2a40" fo:background-color="transparent" loext:char-shading-value="0" style:font-size-asian="12pt" style:font-size-complex="12pt"/>
    </style:style>
    <style:style style:name="T231" style:family="text">
      <style:text-properties fo:font-size="12pt" officeooo:rsid="00692a5b" fo:background-color="transparent" loext:char-shading-value="0" style:font-size-asian="12pt" style:font-size-complex="12pt"/>
    </style:style>
    <style:style style:name="T232" style:family="text">
      <style:text-properties fo:font-size="12pt" officeooo:rsid="01dc0478" fo:background-color="transparent" loext:char-shading-value="0" style:font-size-asian="12pt" style:font-size-complex="12pt"/>
    </style:style>
    <style:style style:name="T233" style:family="text">
      <style:text-properties fo:font-size="12pt" officeooo:rsid="022633e1" fo:background-color="transparent" loext:char-shading-value="0" style:font-size-asian="12pt" style:font-size-complex="12pt"/>
    </style:style>
    <style:style style:name="T234" style:family="text">
      <style:text-properties fo:font-size="12pt" officeooo:rsid="02493f6b" fo:background-color="transparent" loext:char-shading-value="0" style:font-size-asian="12pt" style:font-size-complex="12pt"/>
    </style:style>
    <style:style style:name="T235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6" style:family="text">
      <style:text-properties fo:font-size="12pt" fo:font-style="italic" style:font-style-asian="italic" style:font-size-complex="12pt" style:font-style-complex="italic"/>
    </style:style>
    <style:style style:name="T237" style:family="text">
      <style:text-properties fo:font-size="12pt" fo:font-style="italic" officeooo:rsid="01f15f2e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9293" style:font-size-complex="12pt"/>
    </style:style>
    <style:style style:name="T250" style:family="text">
      <style:text-properties fo:font-size="12pt" officeooo:rsid="01eaae99" style:font-size-complex="12pt"/>
    </style:style>
    <style:style style:name="T251" style:family="text">
      <style:text-properties fo:font-size="12pt" officeooo:rsid="01ee886c" style:font-size-complex="12pt"/>
    </style:style>
    <style:style style:name="T252" style:family="text">
      <style:text-properties fo:font-size="12pt" officeooo:rsid="01f15f2e" style:font-size-complex="12pt"/>
    </style:style>
    <style:style style:name="T253" style:family="text">
      <style:text-properties fo:font-size="12pt" officeooo:rsid="01f5e9c7" style:font-size-complex="12pt"/>
    </style:style>
    <style:style style:name="T254" style:family="text">
      <style:text-properties fo:font-size="12pt" officeooo:rsid="01f739cf" style:font-size-complex="12pt"/>
    </style:style>
    <style:style style:name="T255" style:family="text">
      <style:text-properties fo:font-size="12pt" officeooo:rsid="0203347e" style:font-size-complex="12pt"/>
    </style:style>
    <style:style style:name="T256" style:family="text">
      <style:text-properties fo:font-size="12pt" officeooo:rsid="0205fafe" style:font-size-complex="12pt"/>
    </style:style>
    <style:style style:name="T257" style:family="text">
      <style:text-properties fo:font-size="12pt" officeooo:rsid="0207ca85" style:font-size-complex="12pt"/>
    </style:style>
    <style:style style:name="T258" style:family="text">
      <style:text-properties fo:font-size="12pt" officeooo:rsid="020b52f8" style:font-size-complex="12pt"/>
    </style:style>
    <style:style style:name="T259" style:family="text">
      <style:text-properties fo:font-size="12pt" officeooo:rsid="020f53de" style:font-size-complex="12pt"/>
    </style:style>
    <style:style style:name="T260" style:family="text">
      <style:text-properties officeooo:rsid="0148ff9d"/>
    </style:style>
    <style:style style:name="T261" style:family="text">
      <style:text-properties officeooo:rsid="019d2bc8"/>
    </style:style>
    <style:style style:name="T262" style:family="text">
      <style:text-properties officeooo:rsid="019d84ad"/>
    </style:style>
    <style:style style:name="T263" style:family="text">
      <style:text-properties officeooo:rsid="019df128"/>
    </style:style>
    <style:style style:name="T264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65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7a0437" fo:background-color="transparent" loext:char-shading-value="0"/>
    </style:style>
    <style:style style:name="T268" style:family="text">
      <style:text-properties officeooo:rsid="017d745b" fo:background-color="transparent" loext:char-shading-value="0"/>
    </style:style>
    <style:style style:name="T269" style:family="text">
      <style:text-properties officeooo:rsid="022c0c5e" fo:background-color="transparent" loext:char-shading-value="0"/>
    </style:style>
    <style:style style:name="T270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71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72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73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74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75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76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77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78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79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80" style:family="text">
      <style:text-properties officeooo:rsid="01f15f2e"/>
    </style:style>
    <style:style style:name="T281" style:family="text">
      <style:text-properties officeooo:rsid="02172e32"/>
    </style:style>
    <style:style style:name="T282" style:family="text">
      <style:text-properties officeooo:rsid="021f2a99"/>
    </style:style>
    <style:style style:name="T283" style:family="text">
      <style:text-properties officeooo:rsid="02226c11"/>
    </style:style>
    <style:style style:name="T284" style:family="text">
      <style:text-properties officeooo:rsid="02236487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officeooo:rsid="02275c1b" style:font-style-asian="italic" style:font-style-complex="italic"/>
    </style:style>
    <style:style style:name="T287" style:family="text">
      <style:text-properties officeooo:rsid="022a9f8f"/>
    </style:style>
    <style:style style:name="T288" style:family="text">
      <style:text-properties officeooo:rsid="022af5d7"/>
    </style:style>
    <style:style style:name="T289" style:family="text">
      <style:text-properties officeooo:rsid="022b750d"/>
    </style:style>
    <style:style style:name="T290" style:family="text">
      <style:text-properties officeooo:rsid="022c0c5e"/>
    </style:style>
    <style:style style:name="T291" style:family="text">
      <style:text-properties officeooo:rsid="022d0785"/>
    </style:style>
    <style:style style:name="T292" style:family="text">
      <style:text-properties officeooo:rsid="022d2026"/>
    </style:style>
    <style:style style:name="T293" style:family="text">
      <style:text-properties officeooo:rsid="02326e51"/>
    </style:style>
    <style:style style:name="T294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95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96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97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98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99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00" style:family="text">
      <style:text-properties officeooo:rsid="0247f56c"/>
    </style:style>
    <style:style style:name="T301" style:family="text">
      <style:text-properties officeooo:rsid="0252841a"/>
    </style:style>
    <style:style style:name="T302" style:family="text">
      <style:text-properties officeooo:rsid="0258ffb1"/>
    </style:style>
    <style:style style:name="T303" style:family="text">
      <style:text-properties officeooo:rsid="002eac18"/>
    </style:style>
    <style:style style:name="T304" style:family="text">
      <style:text-properties officeooo:rsid="001b765e"/>
    </style:style>
    <style:style style:name="T305" style:family="text">
      <style:text-properties officeooo:rsid="0032a574"/>
    </style:style>
    <style:style style:name="T306" style:family="text">
      <style:text-properties fo:font-style="normal" style:font-style-asian="normal" style:font-style-complex="normal"/>
    </style:style>
    <style:style style:name="T307" style:family="text">
      <style:text-properties fo:font-style="normal" officeooo:rsid="0032a574" style:font-style-asian="normal" style:font-style-complex="normal"/>
    </style:style>
    <style:style style:name="T308" style:family="text">
      <style:text-properties officeooo:rsid="01273d1c"/>
    </style:style>
    <style:style style:name="T309" style:family="text">
      <style:text-properties officeooo:rsid="026a27e7"/>
    </style:style>
    <style:style style:name="T310" style:family="text">
      <style:text-properties officeooo:rsid="026b7e84"/>
    </style:style>
    <style:style style:name="T311" style:family="text">
      <style:text-properties officeooo:rsid="02737ffa"/>
    </style:style>
    <style:style style:name="T312" style:family="text">
      <style:text-properties officeooo:rsid="02774f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58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9"><text:span text:style-name="T176">This is a level </text:span><text:span text:style-name="T178">map</text:span><text:span text:style-name="T176"> </text:span><text:span text:style-name="T179">TEXT file</text:span><text:span text:style-name="T177">. All parameters are written line by line without </text:span><text:span text:style-name="T180">any</text:span><text:span text:style-name="T177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303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304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3"><text:span text:style-name="Descr_5f_ttl2"><text:span text:style-name="T281">Default s</text:span></text:span><text:span text:style-name="Descr_5f_ttl2">ection </text:span><text:span text:style-name="Descr_5f_ttl2"><text:span text:style-name="T28">positions</text:span></text:span></text:p>
      <text:p text:style-name="P143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21"><text:span text:style-name="T54">-200000<text:tab/></text:span><text:span text:style-name="T56">01</text:span><text:span text:style-name="T54"> (-190000 : -219999)</text:span></text:p>
      <text:p text:style-name="P121"><text:span text:style-name="T54">-180000<text:tab/></text:span><text:span text:style-name="T56">02</text:span><text:span text:style-name="T54"> (-170000 : -189999)</text:span></text:p>
      <text:p text:style-name="P121"><text:span text:style-name="T54">-160000<text:tab/></text:span><text:span text:style-name="T56">03</text:span><text:span text:style-name="T54"> (-150000 : -189999)</text:span></text:p>
      <text:p text:style-name="P121"><text:span text:style-name="T54">-140000<text:tab/></text:span><text:span text:style-name="T56">04</text:span><text:span text:style-name="T54"> (-130000 : -149999)</text:span></text:p>
      <text:p text:style-name="P121"><text:span text:style-name="T54">-120000<text:tab/></text:span><text:span text:style-name="T56">05</text:span><text:span text:style-name="T54"> (-110000 : -129999)</text:span></text:p>
      <text:p text:style-name="P121"><text:span text:style-name="T54">-100000<text:tab/></text:span><text:span text:style-name="T56">06</text:span><text:span text:style-name="T54"> (-90000 : -109999)</text:span></text:p>
      <text:p text:style-name="P121"><text:span text:style-name="T54">-80000<text:tab/></text:span><text:span text:style-name="T56">07</text:span><text:span text:style-name="T54"> (-70000 : -89999)</text:span></text:p>
      <text:p text:style-name="P121"><text:span text:style-name="T54">-60000<text:tab/></text:span><text:span text:style-name="T56">08</text:span><text:span text:style-name="T54"> (-50000 : -69999)</text:span></text:p>
      <text:p text:style-name="P121"><text:span text:style-name="T54">-40000<text:tab/></text:span><text:span text:style-name="T56">09</text:span><text:span text:style-name="T54"> (-30000 : -49999)</text:span></text:p>
      <text:p text:style-name="P121"><text:span text:style-name="T54">-20000<text:tab/></text:span><text:span text:style-name="T56">10</text:span><text:span text:style-name="T54"> (-10000 : -29999)</text:span></text:p>
      <text:p text:style-name="P121"><text:span text:style-name="T54">0000<text:tab/></text:span><text:span text:style-name="T56">11</text:span><text:span text:style-name="T54"> (9999 : -9999)</text:span></text:p>
      <text:p text:style-name="P121"><text:span text:style-name="T54">20000<text:tab/></text:span><text:span text:style-name="T56">12</text:span><text:span text:style-name="T54"> (10000 : 29999)</text:span></text:p>
      <text:p text:style-name="P121"><text:span text:style-name="T54">40000<text:tab/></text:span><text:span text:style-name="T56">13</text:span><text:span text:style-name="T54"> (30000 : 49999)</text:span></text:p>
      <text:p text:style-name="P121"><text:span text:style-name="T54">-60000<text:tab/></text:span><text:span text:style-name="T56">14</text:span><text:span text:style-name="T54"> (50000 : 69999)</text:span></text:p>
      <text:p text:style-name="P121"><text:span text:style-name="T54">80000<text:tab/></text:span><text:span text:style-name="T56">15</text:span><text:span text:style-name="T54"> (70000 : 89999)</text:span></text:p>
      <text:p text:style-name="P121"><text:span text:style-name="T54">100000<text:tab/></text:span><text:span text:style-name="T56">16</text:span><text:span text:style-name="T54"> (90000 : 109999)</text:span></text:p>
      <text:p text:style-name="P121"><text:span text:style-name="T54">120000<text:tab/></text:span><text:span text:style-name="T56">17</text:span><text:span text:style-name="T54"> (100000 : 129999)</text:span></text:p>
      <text:p text:style-name="P121"><text:span text:style-name="T54">140000<text:tab/></text:span><text:span text:style-name="T56">18</text:span><text:span text:style-name="T54"> (130000 : 149999)</text:span></text:p>
      <text:p text:style-name="P121"><text:span text:style-name="T54">160000<text:tab/></text:span><text:span text:style-name="T56">19</text:span><text:span text:style-name="T54"> (150000 : 169999)</text:span></text:p>
      <text:p text:style-name="P121"><text:span text:style-name="T54">180000<text:tab/></text:span><text:span text:style-name="T56">20</text:span><text:span text:style-name="T54"> (170000 : 189999)</text:span></text:p>
      <text:p text:style-name="P121"><text:span text:style-name="T54">200000<text:tab/></text:span><text:span text:style-name="T56">21</text:span><text:span text:style-name="T54"> (190000 : 209999)</text:span></text:p>
      <text:p text:style-name="P55"/>
      <text:list xml:id="list476672358046300935" text:style-name="L1">
        <text:list-item>
          <text:p text:style-name="P180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8977182362940986222" text:style-name="L2">
        <text:list-item>
          <text:p text:style-name="P181"><text:span text:style-name="T11">Y is always equal to X </text:span><text:span text:style-name="T14">as Section center coordinates</text:span></text:p>
        </text:list-item>
        <text:list-item>
          <text:p text:style-name="P182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3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70"><text:span text:style-name="T306">The section size and position </text:span><text:span text:style-name="T307">are defined by the position of each side of the section.<text:line-break/>height and width are calculated with a formula:</text:span><text:span text:style-name="T305"><text:line-break/>W = |L-R| <text:s text:c="7"/>H = |T-B|</text:span></text:p>
      <text:p text:style-name="P169"><draw:frame draw:style-name="fr1" draw:name="Изображение2" text:anchor-type="paragraph" svg:x="0.272cm" svg:y="0.037cm" svg:width="8.454cm" svg:height="7.13cm" draw:z-index="1"><draw:image xlink:href="Pictures/2000000900002536000021CD73D9BFEA.svm" xlink:type="simple" xlink:show="embed" xlink:actuate="onLoad"/></draw:frame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37"><text:span text:style-name="T303">The c</text:span><text:span text:style-name="T50">oordinates of </text:span><text:span text:style-name="T303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308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2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3"><draw:image xlink:href="Pictures/20000009000016D8000014FC41F609CD.svm" xlink:type="simple" xlink:show="embed" xlink:actuate="onLoad"/></draw:frame><text:line-break/></text:p>
      <text:p text:style-name="P152"><text:span text:style-name="Descr_5f_ttl2"><text:span text:style-name="T260">File Format Specification</text:span></text:span></text:p>
      <text:p text:style-name="P81">Structure</text:p>
      <text:list xml:id="list7698155470330653896" text:style-name="L3">
        <text:list-item>
          <text:p text:style-name="P190">[header]</text:p>
        </text:list-item>
        <text:list-item>
          <text:p text:style-name="P190">[section<text:span text:style-name="T262">s </text:span>settings]</text:p>
        </text:list-item>
        <text:list-item>
          <text:p text:style-name="P190">[player's start points]</text:p>
        </text:list-item>
        <text:list-item>
          <text:p text:style-name="P191">[blocks on level]</text:p>
        </text:list-item>
        <text:list-item>
          <text:p text:style-name="P191">“<text:span text:style-name="T263">next”</text:span></text:p>
        </text:list-item>
        <text:list-item>
          <text:p text:style-name="P193">[background tiles]</text:p>
        </text:list-item>
        <text:list-item>
          <text:p text:style-name="P192">“<text:span text:style-name="T263">next”</text:span></text:p>
        </text:list-item>
        <text:list-item>
          <text:p text:style-name="P194">[NPS's options]</text:p>
        </text:list-item>
        <text:list-item>
          <text:p text:style-name="P192">“<text:span text:style-name="T263">next”</text:span></text:p>
        </text:list-item>
        <text:list-item>
          <text:p text:style-name="P194">[Warps/Doors options]</text:p>
        </text:list-item>
        <text:list-item>
          <text:p text:style-name="P192">“<text:span text:style-name="T263">next”</text:span></text:p>
        </text:list-item>
        <text:list-item>
          <text:p text:style-name="P194">[Water/<text:span text:style-name="T261">Q</text:span><text:span text:style-name="T38">uicksand</text:span>]</text:p>
        </text:list-item>
        <text:list-item>
          <text:p text:style-name="P192">“<text:span text:style-name="T263">next”</text:span></text:p>
        </text:list-item>
        <text:list-item>
          <text:p text:style-name="P194">[Layers]</text:p>
        </text:list-item>
        <text:list-item>
          <text:p text:style-name="P192">“<text:span text:style-name="T263">next”</text:span></text:p>
        </text:list-item>
        <text:list-item>
          <text:p text:style-name="P194">[Events]</text:p>
        </text:list-item>
      </text:list>
      <text:p text:style-name="P174"/>
      <text:p text:style-name="P174"/>
      <text:p text:style-name="P33"/>
      <text:p text:style-name="P36">The reference designations:</text:p>
      <text:list xml:id="list4478110024753093628" text:style-name="L4">
        <text:list-item>
          <text:p text:style-name="P183"><text:span text:style-name="T302">standard</text:span> parameter</text:p>
        </text:list-item>
        <text:list-item>
          <text:p text:style-name="P187">Comment title</text:p>
        </text:list-item>
        <text:list-item>
          <text:p text:style-name="P188"><text:span text:style-name="Descr"><text:span text:style-name="T77">Comment description</text:span></text:span></text:p>
        </text:list-item>
        <text:list-item>
          <text:p text:style-name="P188"><text:span text:style-name="Descr"><text:span text:style-name="T52">loop</text:span></text:span></text:p>
        </text:list-item>
        <text:list-item>
          <text:p text:style-name="P188"><text:span text:style-name="Descr"><text:span text:style-name="T53">variable</text:span></text:span></text:p>
        </text:list-item>
        <text:list-item>
          <text:p text:style-name="P189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184">The option isn't known yet</text:p>
        </text:list-item>
        <text:list-item>
          <text:p text:style-name="P185">File format version limit</text:p>
        </text:list-item>
        <text:list-item>
          <text:p text:style-name="P186"><text:span text:style-name="Descr_5f_dtype">Data type</text:span></text:p>
        </text:list-item>
      </text:list>
      <text:p text:style-name="P102"><text:span text:style-name="Descr_5f_special"><text:span text:style-name="T77"/></text:span></text:p>
      <text:p text:style-name="P103"><text:span text:style-name="Descr_5f_special"><text:span text:style-name="T273">File format version:</text:span></text:span></text:p>
      <text:p text:style-name="P104"><text:span text:style-name="Descr_5f_special"><text:span text:style-name="T135">The version number of the file format defines data present or absent in the file.</text:span></text:span></text:p>
      <text:p text:style-name="P102"><text:span text:style-name="Descr_5f_special"><text:span text:style-name="T77"/></text:span></text:p>
      <text:p text:style-name="P160"/>
      <text:p text:style-name="P154">--<text:span text:style-name="T70">File begin</text:span>--</text:p>
      <text:p text:style-name="P122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2">Parameter</text:p>
          </table:table-cell>
          <table:table-cell table:style-name="Таблица1.B1" office:value-type="string">
            <text:p text:style-name="P82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7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65">0</text:p>
          </table:table-cell>
          <table:table-cell table:style-name="Таблица1.B4" office:value-type="string">
            <text:p text:style-name="P164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73"> of stars on this level<text:tab/></text:span></text:span><text:span text:style-name="Descr"><text:span text:style-name="T274">(&gt;</text:span></text:span><text:span text:style-name="Descr"><text:span text:style-name="T275">= </text:span></text:span><text:span text:style-name="Descr"><text:span text:style-name="T276">1</text:span></text:span><text:span text:style-name="Descr"><text:span text:style-name="T277">7</text:span></text:span><text:span text:style-name="Descr"><text:span text:style-name="T274">)</text:span></text:span></text:p>
          </table:table-cell>
        </table:table-row>
        <table:table-row>
          <table:table-cell table:style-name="Таблица1.A4" office:value-type="string">
            <text:p text:style-name="P163"><text:span text:style-name="T165">"</text:span><text:span text:style-name="T166">Level name</text:span><text:span text:style-name="T165">"</text:span></text:p>
          </table:table-cell>
          <table:table-cell table:style-name="Таблица1.B4" office:value-type="string">
            <text:p text:style-name="P164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46">(&gt;=6</text:span></text:span><text:span text:style-name="Descr_5f_FileFormatLimit"><text:span text:style-name="T259">2</text:span></text:span><text:span text:style-name="Descr_5f_FileFormatLimit"><text:span text:style-name="T246">)</text:span></text:span></text:p>
          </table:table-cell>
        </table:table-row>
      </table:table>
      <text:p text:style-name="P123"><text:span text:style-name="Descr"><text:span text:style-name="T77"/></text:span></text:p>
      <text:p text:style-name="P134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4"><text:span text:style-name="Descr_5f_loop"><text:span text:style-name="T77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5"><text:span text:style-name="Descr_5f_dtype"><text:span text:style-name="T73">(long)</text:span></text:span><text:span text:style-name="Descr"><text:span text:style-name="T209"> </text:span></text:span><text:span text:style-name="Descr"><text:span text:style-name="T195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9"><text:span text:style-name="Descr_5f_dtype"><text:span text:style-name="T73">(long)</text:span></text:span><text:span text:style-name="Descr"><text:span text:style-name="T242"> </text:span></text:span><text:span text:style-name="Descr"><text:span text:style-name="T195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9"><text:span text:style-name="Descr_5f_dtype"><text:span text:style-name="T73">(long)</text:span></text:span><text:span text:style-name="Descr"><text:span text:style-name="T242"> </text:span></text:span><text:span text:style-name="Descr"><text:span text:style-name="T195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9"><text:span text:style-name="Descr_5f_dtype"><text:span text:style-name="T73">(long)</text:span></text:span><text:span text:style-name="Descr"><text:span text:style-name="T242"> </text:span></text:span><text:span text:style-name="Descr"><text:span text:style-name="T195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6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67">16291944</text:p>
          </table:table-cell>
          <table:table-cell table:style-name="Таблица2.B7" office:value-type="string">
            <text:p text:style-name="P166"><text:span text:style-name="Descr_5f_dtype">(long)</text:span><text:span text:style-name="Descr"><text:span text:style-name="T192"> </text:span></text:span><text:span text:style-name="Descr"><text:span text:style-name="T190">Background color </text:span></text:span><text:span text:style-name="Descr_5f_special"><text:span text:style-name="T225">(In old versions editors)</text:span></text:span><text:span text:style-name="Descr"><text:span text:style-name="T190"><text:line-break/></text:span></text:span><text:span text:style-name="Descr"><text:span text:style-name="T191">[</text:span></text:span><text:span text:style-name="Descr"><text:span text:style-name="T190">0</text:span></text:span><text:span text:style-name="Descr"><text:span text:style-name="T191">]</text:span></text:span><text:span text:style-name="Descr"><text:span text:style-name="T190"> = </text:span></text:span><text:span text:style-name="Descr"><text:span text:style-name="T271">black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6291944</text:span></text:span><text:span text:style-name="Descr"><text:span text:style-name="T191">]</text:span></text:span><text:span text:style-name="Descr"><text:span text:style-name="T190"> = </text:span></text:span><text:span text:style-name="Descr"><text:span text:style-name="T270">blue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0520656</text:span></text:span><text:span text:style-name="Descr"><text:span text:style-name="T191">]</text:span></text:span><text:span text:style-name="Descr"><text:span text:style-name="T190"> = </text:span></text:span><text:span text:style-name="Descr"><text:span text:style-name="T272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7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6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1"> </text:span></text:span><text:span text:style-name="Descr"><text:span text:style-name="T77">No turn back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278">(&gt;=</text:span></text:span><text:span text:style-name="Descr"><text:span text:style-name="T279">32</text:span></text:span><text:span text:style-name="Descr"><text:span text:style-name="T278">)</text:span></text:span></text:p>
          </table:table-cell>
        </table:table-row>
        <table:table-row>
          <table:table-cell table:style-name="Таблица2.A2" office:value-type="string">
            <text:p text:style-name="P128"><text:span text:style-name="T165">"</text:span><text:span text:style-name="T167">somefile.mp3</text:span><text:span text:style-name="T165">"</text:span></text:p>
          </table:table-cell>
          <table:table-cell table:style-name="Таблица2.B2" office:value-type="string">
            <text:p text:style-name="P128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3"><text:span text:style-name="T265">(</text:span><text:span text:style-name="T264">End loop)</text:span></text:p>
          </table:table-cell>
          <table:covered-table-cell/>
        </table:table-row>
      </table:table>
      <text:p text:style-name="P156"><text:span text:style-name="Descr_5f_ttl"><text:span text:style-name="T77"/></text:span></text:p>
      <text:p text:style-name="P133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5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5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5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72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6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5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5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5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72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6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5"><text:span text:style-name="Descr"><text:span text:style-name="T77"/></text:span></text:p>
      <text:p text:style-name="P135"><text:span text:style-name="Descr"><text:span text:style-name="T77"/></text:span></text:p>
      <text:p text:style-name="P75"/>
      <text:p text:style-name="P150"><text:span text:style-name="Descr_5f_ttl"><text:span text:style-name="T77">Blocks</text:span></text:span></text:p>
      <text:p text:style-name="P75"><text:span text:style-name="Descr_5f_ttl"><text:span text:style-name="T77"/></text:span></text:p>
      <text:p text:style-name="P86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</text:span></text:span><text:span text:style-name="Descr"><text:span text:style-name="T163">1</text:span></text:span><text:span text:style-name="Descr"><text:span text:style-name="T138">-99 coins, </text:span></text:span><text:span text:style-name="Descr"><text:span text:style-name="T164">or </text:span></text:span><text:span text:style-name="Descr"><text:span text:style-name="T138">1000+npc_id – NPC.<text:line-break/></text:span></text:span><text:span text:style-name="Descr"><text:span text:style-name="T210">Note:</text:span></text:span><text:span text:style-name="Descr"><text:span text:style-name="T155"> SMBX1 and SMBX2 </text:span></text:span><text:span text:style-name="Descr"><text:span text:style-name="T158">f</text:span></text:span><text:span text:style-name="Descr"><text:span text:style-name="T159">orm</text:span></text:span><text:span text:style-name="Descr"><text:span text:style-name="T158">ats </text:span></text:span><text:span text:style-name="Descr"><text:span text:style-name="T160">(&lt;18)</text:span></text:span><text:span text:style-name="Descr"><text:span text:style-name="T158"> </text:span></text:span><text:span text:style-name="Descr"><text:span text:style-name="T156">have </text:span></text:span><text:span text:style-name="Descr"><text:span text:style-name="T157">a </text:span></text:span><text:span text:style-name="Descr"><text:span text:style-name="T156">special values<text:line-break/>of <text:s/></text:span></text:span><text:span text:style-name="Descr"><text:span text:style-name="T155">NPC-</text:span></text:span><text:span text:style-name="Descr"><text:span text:style-name="T156">ID</text:span></text:span><text:span text:style-name="Descr"><text:span text:style-name="T155">: 100 =&gt; 9, 101 =&gt; 1, 102 =&gt; 14, 103 =&gt; 34, 104 =&gt; 35</text:span></text:span></text:p>
            <text:p text:style-name="P74"><text:span text:style-name="Descr"><text:span text:style-name="T161">Coin number same which in </text:span></text:span><text:span text:style-name="Descr"><text:span text:style-name="T162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46">(&gt;=6</text:span></text:span><text:span text:style-name="Descr_5f_FileFormatLimit"><text:span text:style-name="T259">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82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82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82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82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3"><text:span text:style-name="Descr_5f_ttl"><text:span text:style-name="T297">Note</text:span></text:span><text:span text:style-name="Descr_5f_ttl"><text:span text:style-name="T298">: </text:span></text:span><text:span text:style-name="Descr_5f_ttl"><text:span text:style-name="T299">A</text:span></text:span><text:span text:style-name="Descr_5f_ttl"><text:span text:style-name="T294">rray must be sorted by x and by y;</text:span></text:span></text:p>
      <text:p text:style-name="P85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5"><text:span text:style-name="Descr_5f_ttl"><text:span text:style-name="T77"/></text:span></text:p>
      <text:p text:style-name="P173"><text:span text:style-name="Descr_5f_ttl"><text:span text:style-name="T77"/></text:span></text:p>
      <text:p text:style-name="P157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7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3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3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3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2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84"><text:span text:style-name="Descr_5f_ttl"><text:span text:style-name="T297">Note</text:span></text:span><text:span text:style-name="Descr_5f_ttl"><text:span text:style-name="T298">: </text:span></text:span><text:span text:style-name="Descr_5f_ttl"><text:span text:style-name="T294">Array must be sorted by x and by y </text:span></text:span><text:span text:style-name="Descr_5f_ttl"><text:span text:style-name="T295">and grouped by special priory </text:span></text:span><text:span text:style-name="Descr_5f_ttl"><text:span text:style-name="T296">by ID</text:span></text:span><text:span text:style-name="Descr_5f_ttl"><text:span text:style-name="T294">;</text:span></text:span></text:p>
      <text:p text:style-name="P88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6"><text:span text:style-name="Descr_5f_ttl"><text:span text:style-name="T93"/></text:span></text:p>
      <text:p text:style-name="P120"/>
      <text:p text:style-name="P151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9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25"> </text:span></text:span><text:span text:style-name="Descr"><text:span text:style-name="T232">[</text:span></text:span><text:span text:style-name="Descr"><text:span text:style-name="T225">-1</text:span></text:span><text:span text:style-name="Descr"><text:span text:style-name="T232">]</text:span></text:span><text:span text:style-name="Descr"><text:span text:style-name="T225"> left, </text:span></text:span><text:span text:style-name="Descr"><text:span text:style-name="T232">[</text:span></text:span><text:span text:style-name="Descr"><text:span text:style-name="T225">0</text:span></text:span><text:span text:style-name="Descr"><text:span text:style-name="T232">]</text:span></text:span><text:span text:style-name="Descr"><text:span text:style-name="T225"> random/</text:span></text:span><text:span text:style-name="Descr"><text:span text:style-name="T231">none</text:span></text:span><text:span text:style-name="Descr"><text:span text:style-name="T225">, </text:span></text:span><text:span text:style-name="Descr"><text:span text:style-name="T232">[</text:span></text:span><text:span text:style-name="Descr"><text:span text:style-name="T225">1</text:span></text:span><text:span text:style-name="Descr"><text:span text:style-name="T232">]</text:span></text:span><text:span text:style-name="Descr"><text:span text:style-name="T225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68">NPC </text:span></text:span><text:span text:style-name="Descr"><text:span text:style-name="T169">number<text:tab/>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_5f_special"><text:span text:style-name="T225">71</text:span></text:span></text:p>
          </table:table-cell>
          <table:table-cell table:style-name="Таблица6.B6" office:value-type="string">
            <text:p text:style-name="P111"><text:span text:style-name="Descr_5f_dtype"><text:span text:style-name="T285">(</text:span></text:span><text:span text:style-name="Descr_5f_dtype"><text:span text:style-name="T24">int</text:span></text:span><text:span text:style-name="Descr_5f_dtype"><text:span text:style-name="T285">)</text:span></text:span><text:span text:style-name="Descr"><text:span text:style-name="T235"> Special option:<text:tab/></text:span></text:span><text:span text:style-name="Descr_5f_FileFormatLimit"><text:span text:style-name="T236">(&gt;=</text:span></text:span><text:span text:style-name="Descr_5f_FileFormatLimit"><text:span text:style-name="T237">10</text:span></text:span><text:span text:style-name="Descr_5f_FileFormatLimit"><text:span text:style-name="T236">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1"/></text:span></text:p>
          </table:table-cell>
          <table:table-cell table:style-name="Таблица6.B6" office:value-type="string">
            <text:p text:style-name="P105"><text:span text:style-name="Descr"><text:span text:style-name="T211">Included NPC: us</text:span></text:span><text:span text:style-name="Descr"><text:span text:style-name="T216">e</text:span></text:span><text:span text:style-name="Descr"><text:span text:style-name="T217">d</text:span></text:span><text:span text:style-name="Descr"><text:span text:style-name="T216"> only if the </text:span></text:span><text:span text:style-name="Descr"><text:span text:style-name="T211">N</text:span></text:span><text:span text:style-name="Descr"><text:span text:style-name="T215">PC</text:span></text:span><text:span text:style-name="Descr"><text:span text:style-name="T211"> is<text:tab/>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25"/></text:span></text:p>
          </table:table-cell>
          <table:table-cell table:style-name="Таблица6.B6" office:value-type="string">
            <text:p text:style-name="P106"><text:span text:style-name="Descr"><text:span text:style-name="T225">Buuble</text:span></text:span><text:span text:style-name="Descr"><text:span text:style-name="T221">(283)</text:span></text:span><text:span text:style-name="Descr"><text:span text:style-name="T225">/Burred</text:span></text:span><text:span text:style-name="Descr"><text:span text:style-name="T222">(91)</text:span></text:span><text:span text:style-name="Descr"><text:span text:style-name="T225">/Lakitu</text:span></text:span><text:span text:style-name="Descr"><text:span text:style-name="T223">(284)</text:span></text:span><text:span text:style-name="Descr"><text:span text:style-name="T225">/Egg</text:span></text:span><text:span text:style-name="Descr"><text:span text:style-name="T224">(9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07"><text:span text:style-name="Descr"><text:span text:style-name="T212">CoopaTroopa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20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6"/></text:span></text:p>
          </table:table-cell>
          <table:table-cell table:style-name="Таблица6.B6" office:value-type="string">
            <text:p text:style-name="P107"><text:span text:style-name="Descr"><text:span text:style-name="T226">0 chase, 1 jump, 2 hover L/R, 3 hover U/D, </text:span></text:span><text:span text:style-name="Descr"><text:span text:style-name="T234">&gt;4 idle in air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14"><text:span text:style-name="Descr"><text:span text:style-name="T212">Che</text:span></text:span><text:span text:style-name="Descr"><text:span text:style-name="T218">e</text:span></text:span><text:span text:style-name="Descr"><text:span text:style-name="T212">p-che</text:span></text:span><text:span text:style-name="Descr"><text:span text:style-name="T218">e</text:span></text:span><text:span text:style-name="Descr"><text:span text:style-name="T212">p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19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07"><text:span text:style-name="Descr"><text:span text:style-name="T226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225"/></text:span></text:p>
          </table:table-cell>
          <table:table-cell table:style-name="Таблица6.B6" office:value-type="string">
            <text:p text:style-name="P108"><text:span text:style-name="Descr"><text:span text:style-name="T213">Firebar position (</text:span></text:span><text:span text:style-name="Descr"><text:span text:style-name="T184">NPC 260</text:span></text:span><text:span text:style-name="Descr"><text:span text:style-name="T213">) </text:span></text:span><text:span text:style-name="Descr"><text:span text:style-name="T185">0-32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8"><text:span text:style-name="Descr"><text:span text:style-name="T55">Warp to section:</text:span></text:span><text:span text:style-name="Descr"> -</text:span><text:span text:style-name="Descr"><text:span text:style-name="T300">1-20 (Section number -1) </text:span></text:span><text:span text:style-name="Descr"><text:span text:style-name="T62">(NPC-288, 289)</text:span></text:span></text:p>
          </table:table-cell>
        </table:table-row>
        <table:table-row>
          <table:table-cell table:style-name="Таблица6.A6" office:value-type="string">
            <text:p text:style-name="P118"><text:span text:style-name="Descr_5f_special">12</text:span></text:p>
          </table:table-cell>
          <table:table-cell table:style-name="Таблица6.B6" office:value-type="string">
            <text:p text:style-name="P118"><text:span text:style-name="Descr_5f_dtype">(int)</text:span><text:span text:style-name="Descr"> </text:span><text:span text:style-name="Descr"><text:span text:style-name="T285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9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301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25"> Generator </text:span></text:span><text:span text:style-name="Descr"><text:span text:style-name="T227">enabl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44">3</text:p>
          </table:table-cell>
          <table:table-cell table:style-name="Таблица6.B6" office:value-type="string">
            <text:p text:style-name="P111"><text:span text:style-name="Descr_5f_dtype"><text:span text:style-name="T285">(</text:span></text:span><text:span text:style-name="Descr_5f_dtype"><text:span text:style-name="T25">int</text:span></text:span><text:span text:style-name="Descr_5f_dtype"><text:span text:style-name="T285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8">Generator direction</text:span></text:span><text:span text:style-name="Descr"><text:span text:style-name="T194">: </text:span></text:span><text:span text:style-name="Descr"><text:span text:style-name="T186">[</text:span></text:span><text:span text:style-name="Descr"><text:span text:style-name="T187">1</text:span></text:span><text:span text:style-name="Descr"><text:span text:style-name="T186">]</text:span></text:span><text:span text:style-name="Descr"><text:span text:style-name="T187"> </text:span></text:span><text:span text:style-name="Descr"><text:span text:style-name="T188">up, </text:span></text:span><text:span text:style-name="Descr"><text:span text:style-name="T186">[2]</text:span></text:span><text:span text:style-name="Descr"><text:span text:style-name="T188"> left,<text:line-break/></text:span></text:span><text:span text:style-name="Descr"><text:span text:style-name="T186">[</text:span></text:span><text:span text:style-name="Descr"><text:span text:style-name="T189">3</text:span></text:span><text:span text:style-name="Descr"><text:span text:style-name="T225">] down, </text:span></text:span><text:span text:style-name="Descr"><text:span text:style-name="T233">[4] </text:span></text:span><text:span text:style-name="Descr"><text:span text:style-name="T225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45">2</text:p>
          </table:table-cell>
          <table:table-cell table:style-name="Таблица6.B6" office:value-type="string">
            <text:p text:style-name="P112"><text:span text:style-name="Descr_5f_dtype"><text:span text:style-name="T285">(</text:span></text:span><text:span text:style-name="Descr_5f_dtype"><text:span text:style-name="T25">int</text:span></text:span><text:span text:style-name="Descr_5f_dtype"><text:span text:style-name="T285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9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5">155</text:span></text:span></text:p>
          </table:table-cell>
          <table:table-cell table:style-name="Таблица6.B6" office:value-type="string">
            <text:p text:style-name="P112"><text:span text:style-name="Descr_5f_dtype"><text:span text:style-name="T285">(</text:span></text:span><text:span text:style-name="Descr_5f_dtype"><text:span text:style-name="T286">unsigned </text:span></text:span><text:span text:style-name="Descr_5f_dtype"><text:span text:style-name="T25">int</text:span></text:span><text:span text:style-name="Descr_5f_dtype"><text:span text:style-name="T285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30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bool</text:span></text:span><text:span text:style-name="Descr_5f_dtype">)</text:span><text:span text:style-name="Descr"><text:span text:style-name="T77"> LegacyBoss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87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9"><text:span text:style-name="Descr_5f_loop"><text:span text:style-name="T77">(Loop end)</text:span></text:span></text:p>
          </table:table-cell>
          <table:covered-table-cell/>
        </table:table-row>
      </table:table>
      <text:p text:style-name="P89"><text:span text:style-name="Descr_5f_loop"><text:span text:style-name="T77"/></text:span></text:p>
      <text:p text:style-name="P89"><text:span text:style-name="Descr_5f_ttl"><text:span text:style-name="T91"/></text:span></text:p>
      <text:p text:style-name="P149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100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30"><text:span text:style-name="T77">"</text:span><text:span text:style-name="T170">file.lvl</text:span><text:span text:style-name="T77">"</text:span>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89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89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46">(&gt;=</text:span></text:span><text:span text:style-name="Descr_5f_FileFormatLimit"><text:span text:style-name="T258">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88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89">bool</text:span></text:span><text:span text:style-name="Descr_5f_dtype">)</text:span><text:span text:style-name="Descr"><text:span text:style-name="T266"> &lt;</text:span></text:span><text:span text:style-name="Descr"><text:span text:style-name="T267">unused&gt;, always FALSE<text:tab/><text:tab/></text:span></text:span><text:span text:style-name="Descr_5f_FileFormatLimit">(&gt;=</text:span><text:span text:style-name="Descr_5f_FileFormatLimit"><text:span text:style-name="T280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89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46">(&gt;=</text:span></text:span><text:span text:style-name="Descr_5f_FileFormatLimit"><text:span text:style-name="T250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89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46">(&gt;=</text:span></text:span><text:span text:style-name="Descr_5f_FileFormatLimit"><text:span text:style-name="T250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89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46">(&gt;=</text:span></text:span><text:span text:style-name="Descr_5f_FileFormatLimit"><text:span text:style-name="T250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91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46"><text:span text:style-name="T175">"next" <text:s text:c="2"/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<text:p text:style-name="P5"/>
      <text:p text:style-name="P97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46">(&gt;=</text:span></text:span><text:span text:style-name="Descr_5f_FileFormatLimit"><text:span text:style-name="T257">32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0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28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46">unsigned </text:span></text:span><text:span text:style-name="Descr_5f_dtype"><text:span text:style-name="T284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290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69"> </text:span></text:span><text:span text:style-name="Descr"><text:span text:style-name="T268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90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90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4"><text:span text:style-name="Descr_5f_loop"><text:span text:style-name="T77">(Loop end)</text:span></text:span></text:p>
          </table:table-cell>
          <table:covered-table-cell/>
        </table:table-row>
      </table:table>
      <text:p text:style-name="P171"><text:span text:style-name="Descr_5f_ttl"><text:span text:style-name="T91"/></text:span></text:p>
      <text:p text:style-name="P171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280">10</text:span></text:span><text:span text:style-name="Descr_5f_FileFormatLimit">)</text:span></text:p>
      <text:p text:style-name="P6"/>
      <text:p text:style-name="P98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, </text:span></text:span><text:span text:style-name="Descr_5f_FileFormatLimit"><text:span text:style-name="T253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2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71">layers </text:span></text:span><text:span text:style-name="Descr_5f_loop"><text:span text:style-name="T18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7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7"><text:span text:style-name="Descr_5f_dtype">(</text:span><text:span text:style-name="Descr_5f_dtype"><text:span text:style-name="T291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92"><text:span text:style-name="Descr_5f_loop"><text:span text:style-name="T77"/></text:span></text:p>
      <text:p text:style-name="P93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280">10</text:span></text:span><text:span text:style-name="Descr_5f_FileFormatLimit">)</text:span></text:p>
      <text:p text:style-name="P99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, </text:span></text:span><text:span text:style-name="Descr_5f_FileFormatLimit"><text:span text:style-name="T254">else skip </text:span></text:span><text:span text:style-name="Descr_5f_FileFormatLimit"><text:span text:style-name="T193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2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9"><text:span text:style-name="Descr_5f_dtype">(</text:span><text:span text:style-name="Descr_5f_dtype"><text:span text:style-name="T292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51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9"><text:span text:style-name="Descr_5f_dtype">(</text:span><text:span text:style-name="Descr_5f_dtype"><text:span text:style-name="T292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81883489265372839" text:style-name="L5">
              <text:list-item>
                <text:p text:style-name="P195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608261640481112826" text:style-name="L6">
              <text:list-item>
                <text:p text:style-name="P196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5"><text:span text:style-name="Descr"><text:span text:style-name="T196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5">""</text:p>
          </table:table-cell>
          <table:table-cell table:style-name="Таблица10.B2" office:value-type="string">
            <text:p text:style-name="P176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779269725346568345" text:style-name="L7">
              <text:list-item>
                <text:p text:style-name="P198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2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2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2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8"><text:span text:style-name="Descr"><text:span text:style-name="T116"/></text:span></text:p>
          </table:table-cell>
          <table:table-cell table:style-name="Таблица10.A6" office:value-type="string">
            <text:p text:style-name="P138"><text:span text:style-name="Descr"><text:span text:style-name="T119">or </text:span></text:span><text:span text:style-name="Descr"><text:span text:style-name="T207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2"><text:span text:style-name="Descr_5f_dtype"><text:span text:style-name="T73">(long)</text:span></text:span><text:span text:style-name="Descr"><text:span text:style-name="T243"> </text:span></text:span><text:span text:style-name="Descr"><text:span text:style-name="T195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2"><text:span text:style-name="Descr_5f_dtype"><text:span text:style-name="T73">(long)</text:span></text:span><text:span text:style-name="Descr"><text:span text:style-name="T243"> </text:span></text:span><text:span text:style-name="Descr"><text:span text:style-name="T208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2"><text:span text:style-name="Descr_5f_dtype"><text:span text:style-name="T73">(long)</text:span></text:span><text:span text:style-name="Descr"><text:span text:style-name="T243"> </text:span></text:span><text:span text:style-name="Descr"><text:span text:style-name="T183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8475652836486676999" text:style-name="L8">
              <text:list-item>
                <text:p text:style-name="P197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8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293">unsigned int</text:span></text:span><text:span text:style-name="Descr_5f_dtype">)</text:span><text:span text:style-name="Descr"><text:span text:style-name="T144"> </text:span></text:span><text:span text:style-name="Descr"><text:span text:style-name="T77">trigger </text:span></text:span><text:span text:style-name="Descr"><text:span text:style-name="T154">delay in d</text:span></text:span><text:span text:style-name="Descr"><text:span text:style-name="T182">eciseconds</text:span></text:span><text:span text:style-name="Descr"><text:span text:style-name="T111">. </text:span></text:span><text:span text:style-name="Descr"><text:span text:style-name="T154">I</text:span></text:span><text:span text:style-name="Descr"><text:span text:style-name="T145">. e. </text:span></text:span><text:span text:style-name="Descr"><text:span text:style-name="T111">153,2 sec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3">ALT-JUMP</text:span></text:span><text:span text:style-name="Descr"><text:span text:style-name="T77"> player control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2">ALT-RUN</text:span></text:span><text:span text:style-name="Descr"><text:span text:style-name="T77"> player control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8">DOWN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4">DROP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1">JUMP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7">LEFT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9">RIGHT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0">RUN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5">S</text:span></text:span><text:span text:style-name="Descr"><text:span text:style-name="T206">TART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5">UP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37"><text:span text:style-name="T77">"</text:span><text:span text:style-name="T174">MoveMe</text:span><text:span text:style-name="T77">"</text:span></text:p>
          </table:table-cell>
          <table:table-cell table:style-name="Таблица10.B2" office:value-type="string">
            <text:p text:style-name="P142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2">floa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2">floa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2">floa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46">(&gt;=</text:span></text:span><text:span text:style-name="Descr_5f_FileFormatLimit"><text:span text:style-name="T249">4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2">floa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46">(&gt;=</text:span></text:span><text:span text:style-name="Descr_5f_FileFormatLimit"><text:span text:style-name="T249">4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3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49">4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61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2">--End of file--</text:p>
      <text:p text:style-name="P28"/>
      <text:h text:style-name="P199" text:outline-level="1"><text:span text:style-name="Descr_5f_ttl2"><text:span text:style-name="T311">Attachment: Background Sorting Priority table</text:span></text:span></text:h>
      <text:p text:style-name="P177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9">Val<text:span text:style-name="T310">u</text:span>e</text:p>
          </table:table-cell>
          <table:table-cell table:style-name="Таблица11.A1" office:value-type="string">
            <text:p text:style-name="P179">BackGround ID <text:span text:style-name="T309">list</text:span></text:p>
          </table:table-cell>
          <table:table-cell table:style-name="Таблица11.C1" office:value-type="string">
            <text:p text:style-name="P179">Comment</text:p>
          </table:table-cell>
        </table:table-row>
        <table:table-row>
          <table:table-cell table:style-name="Таблица11.A2" office:value-type="string">
            <text:p text:style-name="P178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8">Backgrounds</text:p>
          </table:table-cell>
        </table:table-row>
        <table:table-row>
          <table:table-cell table:style-name="Таблица11.A3" office:value-type="string">
            <text:p text:style-name="P178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8">Backgrounds</text:p>
          </table:table-cell>
        </table:table-row>
        <table:table-row>
          <table:table-cell table:style-name="Таблица11.A4" office:value-type="string">
            <text:p text:style-name="P178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8">Castles</text:p>
          </table:table-cell>
        </table:table-row>
        <table:table-row>
          <table:table-cell table:style-name="Таблица11.A5" office:value-type="string">
            <text:p text:style-name="P178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8">Walls</text:p>
          </table:table-cell>
        </table:table-row>
        <table:table-row>
          <table:table-cell table:style-name="Таблица11.A6" office:value-type="string">
            <text:p text:style-name="P178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8"/>
          </table:table-cell>
        </table:table-row>
        <table:table-row>
          <table:table-cell table:style-name="Таблица11.A7" office:value-type="string">
            <text:p text:style-name="P178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8"/>
          </table:table-cell>
        </table:table-row>
        <table:table-row>
          <table:table-cell table:style-name="Таблица11.A8" office:value-type="string">
            <text:p text:style-name="P178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8"/>
          </table:table-cell>
        </table:table-row>
        <table:table-row>
          <table:table-cell table:style-name="Таблица11.A9" office:value-type="string">
            <text:p text:style-name="P178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8"/>
          </table:table-cell>
        </table:table-row>
        <table:table-row>
          <table:table-cell table:style-name="Таблица11.A10" office:value-type="string">
            <text:p text:style-name="P178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8"/>
          </table:table-cell>
        </table:table-row>
        <table:table-row>
          <table:table-cell table:style-name="Таблица11.A11" office:value-type="string">
            <text:p text:style-name="P178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8"/>
          </table:table-cell>
        </table:table-row>
        <table:table-row>
          <table:table-cell table:style-name="Таблица11.A12" office:value-type="string">
            <text:p text:style-name="P178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8">Bones</text:p>
          </table:table-cell>
        </table:table-row>
        <table:table-row>
          <table:table-cell table:style-name="Таблица11.A13" office:value-type="string">
            <text:p text:style-name="P178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8"/>
          </table:table-cell>
        </table:table-row>
        <table:table-row>
          <table:table-cell table:style-name="Таблица11.A14" office:value-type="string">
            <text:p text:style-name="P178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8"/>
          </table:table-cell>
        </table:table-row>
        <table:table-row>
          <table:table-cell table:style-name="Таблица11.A15" office:value-type="string">
            <text:p text:style-name="P178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8"/>
          </table:table-cell>
        </table:table-row>
        <table:table-row>
          <table:table-cell table:style-name="Таблица11.A16" office:value-type="string">
            <text:p text:style-name="P178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8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8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8"/>
          </table:table-cell>
        </table:table-row>
        <table:table-row>
          <table:table-cell table:style-name="Таблица11.A18" office:value-type="string">
            <text:p text:style-name="P178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8"/>
          </table:table-cell>
        </table:table-row>
        <table:table-row>
          <table:table-cell table:style-name="Таблица11.A19" office:value-type="string">
            <text:p text:style-name="P178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8"/>
          </table:table-cell>
        </table:table-row>
        <table:table-row>
          <table:table-cell table:style-name="Таблица11.A20" office:value-type="string">
            <text:p text:style-name="P178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8">Mushroom trunk</text:p>
          </table:table-cell>
        </table:table-row>
        <table:table-row>
          <table:table-cell table:style-name="Таблица11.A21" office:value-type="string">
            <text:p text:style-name="P178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8"/>
          </table:table-cell>
        </table:table-row>
        <table:table-row>
          <table:table-cell table:style-name="Таблица11.A22" office:value-type="string">
            <text:p text:style-name="P178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8"/>
          </table:table-cell>
        </table:table-row>
        <table:table-row>
          <table:table-cell table:style-name="Таблица11.A23" office:value-type="string">
            <text:p text:style-name="P178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8"/>
          </table:table-cell>
        </table:table-row>
        <table:table-row>
          <table:table-cell table:style-name="Таблица11.A24" office:value-type="string">
            <text:p text:style-name="P178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8"/>
          </table:table-cell>
        </table:table-row>
        <table:table-row>
          <table:table-cell table:style-name="Таблица11.A25" office:value-type="string">
            <text:p text:style-name="P178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8"/>
          </table:table-cell>
        </table:table-row>
        <table:table-row>
          <table:table-cell table:style-name="Таблица11.A26" office:value-type="string">
            <text:p text:style-name="P178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8"/>
          </table:table-cell>
        </table:table-row>
        <table:table-row>
          <table:table-cell table:style-name="Таблица11.A27" office:value-type="string">
            <text:p text:style-name="P178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8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8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8"/>
          </table:table-cell>
        </table:table-row>
        <table:table-row>
          <table:table-cell table:style-name="Таблица11.A29" office:value-type="string">
            <text:p text:style-name="P178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8">Big Hills</text:p>
          </table:table-cell>
        </table:table-row>
        <table:table-row>
          <table:table-cell table:style-name="Таблица11.A30" office:value-type="string">
            <text:p text:style-name="P178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8">Bush</text:p>
          </table:table-cell>
        </table:table-row>
        <table:table-row>
          <table:table-cell table:style-name="Таблица11.A31" office:value-type="string">
            <text:p text:style-name="P178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8">SMW Grass</text:p>
          </table:table-cell>
        </table:table-row>
        <table:table-row>
          <table:table-cell table:style-name="Таблица11.A32" office:value-type="string">
            <text:p text:style-name="P178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8">SMB1 Grass</text:p>
          </table:table-cell>
        </table:table-row>
        <table:table-row>
          <table:table-cell table:style-name="Таблица11.A33" office:value-type="string">
            <text:p text:style-name="P178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8">Colomn</text:p>
          </table:table-cell>
        </table:table-row>
        <table:table-row>
          <table:table-cell table:style-name="Таблица11.A34" office:value-type="string">
            <text:p text:style-name="P178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8">Check Point</text:p>
          </table:table-cell>
        </table:table-row>
        <table:table-row>
          <table:table-cell table:style-name="Таблица11.A35" office:value-type="string">
            <text:p text:style-name="P178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8"/>
          </table:table-cell>
        </table:table-row>
        <table:table-row>
          <table:table-cell table:style-name="Таблица11.A36" office:value-type="string">
            <text:p text:style-name="P178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8">Palm tree</text:p>
          </table:table-cell>
        </table:table-row>
        <table:table-row>
          <table:table-cell table:style-name="Таблица11.A37" office:value-type="string">
            <text:p text:style-name="P178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8">Fence</text:p>
          </table:table-cell>
        </table:table-row>
        <table:table-row>
          <table:table-cell table:style-name="Таблица11.A38" office:value-type="string">
            <text:p text:style-name="P178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8">Big bubble</text:p>
          </table:table-cell>
        </table:table-row>
        <table:table-row>
          <table:table-cell table:style-name="Таблица11.A39" office:value-type="string">
            <text:p text:style-name="P178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8"/>
          </table:table-cell>
        </table:table-row>
        <table:table-row>
          <table:table-cell table:style-name="Таблица11.A40" office:value-type="string">
            <text:p text:style-name="P178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8">Lamp rope</text:p>
          </table:table-cell>
        </table:table-row>
        <table:table-row>
          <table:table-cell table:style-name="Таблица11.A41" office:value-type="string">
            <text:p text:style-name="P178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8"/>
          </table:table-cell>
        </table:table-row>
        <table:table-row>
          <table:table-cell table:style-name="Таблица11.A42" office:value-type="string">
            <text:p text:style-name="P178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8"/>
          </table:table-cell>
        </table:table-row>
        <table:table-row>
          <table:table-cell table:style-name="Таблица11.A43" office:value-type="string">
            <text:p text:style-name="P178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8"/>
          </table:table-cell>
        </table:table-row>
        <text:soft-page-break/>
        <table:table-row>
          <table:table-cell table:style-name="Таблица11.A44" office:value-type="string">
            <text:p text:style-name="P178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8"/>
          </table:table-cell>
        </table:table-row>
        <table:table-row>
          <table:table-cell table:style-name="Таблица11.A45" office:value-type="string">
            <text:p text:style-name="P178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8"/>
          </table:table-cell>
        </table:table-row>
        <table:table-row>
          <table:table-cell table:style-name="Таблица11.A46" office:value-type="string">
            <text:p text:style-name="P178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8">Little bush</text:p>
          </table:table-cell>
        </table:table-row>
        <table:table-row>
          <table:table-cell table:style-name="Таблица11.A47" office:value-type="string">
            <text:p text:style-name="P178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8"/>
          </table:table-cell>
        </table:table-row>
        <table:table-row>
          <table:table-cell table:style-name="Таблица11.A48" office:value-type="string">
            <text:p text:style-name="P178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8">Doors</text:p>
          </table:table-cell>
        </table:table-row>
        <table:table-row>
          <table:table-cell table:style-name="Таблица11.A49" office:value-type="string">
            <text:p text:style-name="P178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8">Platform path</text:p>
          </table:table-cell>
        </table:table-row>
        <table:table-row>
          <table:table-cell table:style-name="Таблица11.A50" office:value-type="string">
            <text:p text:style-name="P178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8">Spider web</text:p>
          </table:table-cell>
        </table:table-row>
        <table:table-row>
          <table:table-cell table:style-name="Таблица11.A51" office:value-type="string">
            <text:p text:style-name="P178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8">Cloud</text:p>
          </table:table-cell>
        </table:table-row>
        <table:table-row>
          <table:table-cell table:style-name="Таблица11.A52" office:value-type="string">
            <text:p text:style-name="P178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8">Little fence 1</text:p>
          </table:table-cell>
        </table:table-row>
        <table:table-row>
          <table:table-cell table:style-name="Таблица11.A53" office:value-type="string">
            <text:p text:style-name="P178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8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8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8">Mother Brain Wires</text:p>
          </table:table-cell>
        </table:table-row>
        <table:table-row>
          <table:table-cell table:style-name="Таблица11.A55" office:value-type="string">
            <text:p text:style-name="P178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8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8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8">Exit gates</text:p>
          </table:table-cell>
        </table:table-row>
        <table:table-row>
          <table:table-cell table:style-name="Таблица11.A57" office:value-type="string">
            <text:p text:style-name="P178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8">Air-Screw</text:p>
          </table:table-cell>
        </table:table-row>
        <table:table-row>
          <table:table-cell table:style-name="Таблица11.A58" office:value-type="string">
            <text:p text:style-name="P178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8">Rope 1</text:p>
          </table:table-cell>
        </table:table-row>
        <table:table-row>
          <table:table-cell table:style-name="Таблица11.A59" office:value-type="string">
            <text:p text:style-name="P178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8">Quicksand foreground</text:p>
          </table:table-cell>
        </table:table-row>
        <table:table-row>
          <table:table-cell table:style-name="Таблица11.A60" office:value-type="string">
            <text:p text:style-name="P178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8">HandRail Ghost</text:p>
          </table:table-cell>
        </table:table-row>
        <table:table-row>
          <table:table-cell table:style-name="Таблица11.A61" office:value-type="string">
            <text:p text:style-name="P178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8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9-15T02:12:30.171000000</dc:date>
    <meta:editing-duration>P2DT12H51M11S</meta:editing-duration>
    <meta:editing-cycles>642</meta:editing-cycles>
    <meta:generator>LibreOffice/4.2.6.3$Windows_x86 LibreOffice_project/3fd416d4c6db7d3204c17ce57a1d70f6e531ee21</meta:generator>
    <meta:document-statistic meta:table-count="11" meta:image-count="3" meta:object-count="1" meta:page-count="10" meta:paragraph-count="543" meta:word-count="2064" meta:character-count="11623" meta:non-whitespace-character-count="1001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